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1f6da3" officeooo:paragraph-rsid="0b1f6da3" style:font-size-asian="16pt" style:font-size-complex="16pt"/>
    </style:style>
    <style:style style:name="P2" style:family="paragraph" style:parent-style-name="Standard">
      <style:text-properties style:font-name="DejaVu Sans" fo:font-size="9pt" fo:font-weight="normal" officeooo:rsid="07f13a54" officeooo:paragraph-rsid="07f13a54" style:font-size-asian="9pt" style:font-weight-asian="normal" style:font-size-complex="9pt" style:font-weight-complex="normal"/>
    </style:style>
    <style:style style:name="P3" style:family="paragraph" style:parent-style-name="Standard">
      <style:text-properties style:font-name="DejaVu Sans" fo:font-size="9pt" fo:font-weight="bold" officeooo:rsid="0709a4aa" officeooo:paragraph-rsid="096a3354" style:font-size-asian="9pt" style:font-weight-asian="bold" style:font-size-complex="9pt" style:font-weight-complex="bold"/>
    </style:style>
    <style:style style:name="P4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07c051" officeooo:paragraph-rsid="07401a51" style:font-size-asian="9pt" style:font-weight-asian="bold" style:font-size-complex="9pt" style:font-weight-complex="bold"/>
    </style:style>
    <style:style style:name="P5" style:family="paragraph" style:parent-style-name="Standard" style:list-style-name="">
      <loext:graphic-properties draw:fill="none"/>
      <style:paragraph-properties fo:background-color="transparent"/>
      <style:text-properties style:font-name="DejaVu Sans" fo:font-size="9pt" fo:font-weight="bold" officeooo:rsid="0707c051" officeooo:paragraph-rsid="083c8ada" style:font-size-asian="9pt" style:font-weight-asian="bold" style:font-size-complex="9pt" style:font-weight-complex="bold"/>
    </style:style>
    <style:style style:name="P6" style:family="paragraph" style:parent-style-name="Standard" style:list-style-name="">
      <loext:graphic-properties draw:fill="none"/>
      <style:paragraph-properties fo:background-color="transparent"/>
      <style:text-properties style:font-name="DejaVu Sans" fo:font-size="9pt" fo:font-weight="bold" officeooo:rsid="0707c051" officeooo:paragraph-rsid="0b476bb4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DejaVu Sans" fo:font-size="9pt" fo:font-weight="bold" officeooo:rsid="089ea62d" officeooo:paragraph-rsid="0b99ca15" style:font-size-asian="9pt" style:font-weight-asian="bold" style:font-size-complex="9pt" style:font-weight-complex="bold"/>
    </style:style>
    <style:style style:name="P8" style:family="paragraph" style:parent-style-name="Standard" style:list-style-name="">
      <loext:graphic-properties draw:fill="none"/>
      <style:paragraph-properties fo:background-color="transparent"/>
      <style:text-properties style:font-name="DejaVu Sans" fo:font-size="9pt" fo:font-weight="normal" officeooo:rsid="083eaa7d" officeooo:paragraph-rsid="083c8ada" style:font-size-asian="9pt" style:font-weight-asian="normal" style:font-size-complex="9pt" style:font-weight-complex="normal"/>
    </style:style>
    <style:style style:name="P9" style:family="paragraph" style:parent-style-name="Standard">
      <style:text-properties style:font-name="DejaVu Sans" fo:font-size="9pt" fo:font-weight="normal" officeooo:rsid="089ea62d" officeooo:paragraph-rsid="083c5dd1" style:font-size-asian="9pt" style:font-weight-asian="normal" style:font-size-complex="9pt" style:font-weight-complex="normal"/>
    </style:style>
    <style:style style:name="P10" style:family="paragraph" style:parent-style-name="Standard" style:list-style-name="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DejaVu Sans" fo:font-size="9pt" fo:font-style="normal" fo:font-weight="normal" officeooo:rsid="08537aec" officeooo:paragraph-rsid="08528160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707c051" officeooo:paragraph-rsid="0b45b83d" style:font-size-asian="9pt" style:font-weight-asian="bold" style:font-size-complex="9pt" style:font-weight-complex="bold"/>
    </style:style>
    <style:style style:name="P12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707c051" officeooo:paragraph-rsid="0b476bb4" style:font-size-asian="9pt" style:font-weight-asian="bold" style:font-size-complex="9pt" style:font-weight-complex="bold"/>
    </style:style>
    <style:style style:name="P13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707c051" officeooo:paragraph-rsid="0b924aeb" style:font-size-asian="9pt" style:font-weight-asian="bold" style:font-size-complex="9pt" style:font-weight-complex="bold"/>
    </style:style>
    <style:style style:name="P14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bold" officeooo:rsid="0716bceb" officeooo:paragraph-rsid="0b20a104" style:font-size-asian="9pt" style:font-style-asian="normal" style:font-weight-asian="bold" style:font-size-complex="9pt" style:font-style-complex="normal" style:font-weight-complex="bold"/>
    </style:style>
    <style:style style:name="P15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bold" officeooo:rsid="0716bceb" officeooo:paragraph-rsid="0914edeb" style:font-size-asian="9pt" style:font-style-asian="normal" style:font-weight-asian="bold" style:font-size-complex="9pt" style:font-style-complex="normal" style:font-weight-complex="bold"/>
    </style:style>
    <style:style style:name="P16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normal" officeooo:rsid="0716bceb" officeooo:paragraph-rsid="091e3b50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normal" officeooo:rsid="0716bceb" officeooo:paragraph-rsid="0b2a07be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normal" officeooo:rsid="0716bceb" officeooo:paragraph-rsid="0b6f056c" style:font-size-asian="9pt" style:font-style-asian="normal" style:font-weight-asian="normal" style:font-size-complex="9pt" style:font-style-complex="normal" style:font-weight-complex="normal"/>
    </style:style>
    <style:style style:name="P19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normal" officeooo:rsid="0716bceb" officeooo:paragraph-rsid="0b7745dd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normal" officeooo:rsid="0716bceb" officeooo:paragraph-rsid="0b7f7748" style:font-size-asian="9pt" style:font-style-asian="normal" style:font-weight-asian="normal" style:font-size-complex="9pt" style:font-style-complex="normal" style:font-weight-complex="normal"/>
    </style:style>
    <style:style style:name="P21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normal" officeooo:rsid="0716bceb" officeooo:paragraph-rsid="0b95119a" style:font-size-asian="9pt" style:font-style-asian="normal" style:font-weight-asian="normal" style:font-size-complex="9pt" style:font-style-complex="normal" style:font-weight-complex="normal"/>
    </style:style>
    <style:style style:name="P22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normal" officeooo:rsid="083eaa7d" officeooo:paragraph-rsid="0b941537" style:font-size-asian="9pt" style:font-weight-asian="normal" style:font-size-complex="9pt" style:font-weight-complex="normal"/>
    </style:style>
    <style:style style:name="P23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paragraph-rsid="0b2a07be"/>
    </style:style>
    <style:style style:name="P24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paragraph-rsid="091e3b50"/>
    </style:style>
    <style:style style:name="P25" style:family="paragraph" style:parent-style-name="Heading_20_2">
      <style:text-properties style:font-name="DejaVu Sans" officeooo:rsid="0b4b05d6" officeooo:paragraph-rsid="0b4b05d6"/>
    </style:style>
    <style:style style:name="P26" style:family="paragraph" style:parent-style-name="Heading_20_2">
      <style:text-properties style:font-name="DejaVu Sans" officeooo:rsid="083c5dd1" officeooo:paragraph-rsid="083c5dd1"/>
    </style:style>
    <style:style style:name="T1" style:family="text">
      <style:text-properties officeooo:rsid="0b572d5c"/>
    </style:style>
    <style:style style:name="T2" style:family="text">
      <style:text-properties officeooo:rsid="0b207c54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716bceb" style:font-weight-asian="normal" style:font-weight-complex="normal"/>
    </style:style>
    <style:style style:name="T5" style:family="text">
      <style:text-properties fo:font-weight="normal" officeooo:rsid="0741f3d3" style:font-weight-asian="normal" style:font-weight-complex="normal"/>
    </style:style>
    <style:style style:name="T6" style:family="text">
      <style:text-properties fo:font-weight="normal" officeooo:rsid="0742791b" style:font-weight-asian="normal" style:font-weight-complex="normal"/>
    </style:style>
    <style:style style:name="T7" style:family="text">
      <style:text-properties fo:font-weight="normal" officeooo:rsid="07501340" style:font-weight-asian="normal" style:font-weight-complex="normal"/>
    </style:style>
    <style:style style:name="T8" style:family="text">
      <style:text-properties fo:font-weight="normal" officeooo:rsid="07509365" style:font-weight-asian="normal" style:font-weight-complex="normal"/>
    </style:style>
    <style:style style:name="T9" style:family="text">
      <style:text-properties fo:font-weight="normal" officeooo:rsid="075e311d" style:font-weight-asian="normal" style:font-weight-complex="normal"/>
    </style:style>
    <style:style style:name="T10" style:family="text">
      <style:text-properties fo:font-weight="normal" officeooo:rsid="083c5dd1" style:font-weight-asian="normal" style:font-weight-complex="normal"/>
    </style:style>
    <style:style style:name="T11" style:family="text">
      <style:text-properties fo:font-weight="normal" officeooo:rsid="083eaa7d" style:font-weight-asian="normal" style:font-weight-complex="normal"/>
    </style:style>
    <style:style style:name="T12" style:family="text">
      <style:text-properties fo:font-weight="normal" officeooo:rsid="0853138f" style:font-weight-asian="normal" style:font-weight-complex="normal"/>
    </style:style>
    <style:style style:name="T13" style:family="text">
      <style:text-properties fo:font-weight="normal" officeooo:rsid="085340f8" style:font-weight-asian="normal" style:font-weight-complex="normal"/>
    </style:style>
    <style:style style:name="T14" style:family="text">
      <style:text-properties fo:font-weight="normal" officeooo:rsid="089e9d33" style:font-weight-asian="normal" style:font-weight-complex="normal"/>
    </style:style>
    <style:style style:name="T15" style:family="text">
      <style:text-properties fo:font-weight="normal" officeooo:rsid="089ea62d" style:font-weight-asian="normal" style:font-weight-complex="normal"/>
    </style:style>
    <style:style style:name="T16" style:family="text">
      <style:text-properties fo:font-weight="normal" officeooo:rsid="089ecfd9" style:font-weight-asian="normal" style:font-weight-complex="normal"/>
    </style:style>
    <style:style style:name="T17" style:family="text">
      <style:text-properties fo:font-weight="normal" officeooo:rsid="08a30da8" style:font-weight-asian="normal" style:font-weight-complex="normal"/>
    </style:style>
    <style:style style:name="T18" style:family="text">
      <style:text-properties fo:font-weight="normal" officeooo:rsid="08a5f423" style:font-weight-asian="normal" style:font-weight-complex="normal"/>
    </style:style>
    <style:style style:name="T19" style:family="text">
      <style:text-properties fo:font-weight="normal" officeooo:rsid="091f2201" style:font-weight-asian="normal" style:font-weight-complex="normal"/>
    </style:style>
    <style:style style:name="T20" style:family="text">
      <style:text-properties fo:font-weight="normal" officeooo:rsid="0924ed8f" style:font-weight-asian="normal" style:font-weight-complex="normal"/>
    </style:style>
    <style:style style:name="T21" style:family="text">
      <style:text-properties fo:font-weight="normal" officeooo:rsid="09269de3" style:font-weight-asian="normal" style:font-weight-complex="normal"/>
    </style:style>
    <style:style style:name="T22" style:family="text">
      <style:text-properties fo:font-weight="normal" officeooo:rsid="092a31bc" style:font-weight-asian="normal" style:font-weight-complex="normal"/>
    </style:style>
    <style:style style:name="T23" style:family="text">
      <style:text-properties fo:font-weight="normal" officeooo:rsid="092c017e" style:font-weight-asian="normal" style:font-weight-complex="normal"/>
    </style:style>
    <style:style style:name="T24" style:family="text">
      <style:text-properties fo:font-weight="normal" officeooo:rsid="092c3eb6" style:font-weight-asian="normal" style:font-weight-complex="normal"/>
    </style:style>
    <style:style style:name="T25" style:family="text">
      <style:text-properties fo:font-weight="normal" officeooo:rsid="093d9605" style:font-weight-asian="normal" style:font-weight-complex="normal"/>
    </style:style>
    <style:style style:name="T26" style:family="text">
      <style:text-properties fo:font-weight="normal" officeooo:rsid="0a0bee52" style:font-weight-asian="normal" style:font-weight-complex="normal"/>
    </style:style>
    <style:style style:name="T27" style:family="text">
      <style:text-properties fo:font-weight="normal" officeooo:rsid="0b27e453" style:font-weight-asian="normal" style:font-weight-complex="normal"/>
    </style:style>
    <style:style style:name="T28" style:family="text">
      <style:text-properties fo:font-weight="normal" officeooo:rsid="0b4120d9" style:font-weight-asian="normal" style:font-weight-complex="normal"/>
    </style:style>
    <style:style style:name="T29" style:family="text">
      <style:text-properties fo:font-weight="normal" officeooo:rsid="0b44255c" style:font-weight-asian="normal" style:font-weight-complex="normal"/>
    </style:style>
    <style:style style:name="T30" style:family="text">
      <style:text-properties fo:font-weight="normal" officeooo:rsid="0b4d6ff6" style:font-weight-asian="normal" style:font-weight-complex="normal"/>
    </style:style>
    <style:style style:name="T31" style:family="text">
      <style:text-properties fo:font-weight="normal" officeooo:rsid="0b4fd690" style:font-weight-asian="normal" style:font-weight-complex="normal"/>
    </style:style>
    <style:style style:name="T32" style:family="text">
      <style:text-properties fo:font-weight="normal" officeooo:rsid="0b6301f7" style:font-weight-asian="normal" style:font-weight-complex="normal"/>
    </style:style>
    <style:style style:name="T33" style:family="text">
      <style:text-properties fo:font-weight="normal" officeooo:rsid="0b6d5245" style:font-weight-asian="normal" style:font-weight-complex="normal"/>
    </style:style>
    <style:style style:name="T34" style:family="text">
      <style:text-properties fo:font-weight="normal" officeooo:rsid="0b96a682" style:font-weight-asian="normal" style:font-weight-complex="normal"/>
    </style:style>
    <style:style style:name="T35" style:family="text">
      <style:text-properties fo:font-style="italic" officeooo:rsid="0716bceb" style:font-style-asian="italic" style:font-style-complex="italic"/>
    </style:style>
    <style:style style:name="T36" style:family="text">
      <style:text-properties fo:font-style="italic" officeooo:rsid="0b217ace" style:font-style-asian="italic" style:font-style-complex="italic"/>
    </style:style>
    <style:style style:name="T37" style:family="text">
      <style:text-properties fo:font-style="italic" officeooo:rsid="0b75183d" style:font-style-asian="italic" style:font-style-complex="italic"/>
    </style:style>
    <style:style style:name="T38" style:family="text">
      <style:text-properties fo:font-style="italic" officeooo:rsid="0b27e453" style:font-style-asian="italic" style:font-style-complex="italic"/>
    </style:style>
    <style:style style:name="T39" style:family="text">
      <style:text-properties fo:font-style="italic" fo:font-weight="bold" officeooo:rsid="0b5cfd1e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b6f056c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b709f13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b71cb37" style:font-style-asian="italic" style:font-weight-asian="bold" style:font-style-complex="italic" style:font-weight-complex="bold"/>
    </style:style>
    <style:style style:name="T43" style:family="text">
      <style:text-properties fo:font-style="italic" fo:font-weight="bold" officeooo:rsid="0b812ab3" style:font-style-asian="italic" style:font-weight-asian="bold" style:font-style-complex="italic" style:font-weight-complex="bold"/>
    </style:style>
    <style:style style:name="T44" style:family="text">
      <style:text-properties fo:font-style="italic" style:text-underline-style="none" fo:font-weight="normal" officeooo:rsid="0c5924ef" style:font-style-asian="italic" style:font-weight-asian="normal" style:font-style-complex="italic" style:font-weight-complex="normal"/>
    </style:style>
    <style:style style:name="T45" style:family="text">
      <style:text-properties fo:font-style="italic" style:text-underline-style="none" fo:font-weight="normal" officeooo:rsid="0b86a62c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0b466af4" style:font-style-asian="italic" style:font-weight-asian="normal" style:font-style-complex="italic" style:font-weight-complex="normal"/>
    </style:style>
    <style:style style:name="T47" style:family="text">
      <style:text-properties fo:font-style="normal" officeooo:rsid="0716bceb" style:font-style-asian="normal" style:font-style-complex="normal"/>
    </style:style>
    <style:style style:name="T48" style:family="text">
      <style:text-properties fo:font-style="normal" officeooo:rsid="0914edeb" style:font-style-asian="normal" style:font-style-complex="normal"/>
    </style:style>
    <style:style style:name="T49" style:family="text">
      <style:text-properties fo:font-style="normal" officeooo:rsid="0b20a104" style:font-style-asian="normal" style:font-style-complex="normal"/>
    </style:style>
    <style:style style:name="T50" style:family="text">
      <style:text-properties fo:font-style="normal" officeooo:rsid="0b5ec0f5" style:font-style-asian="normal" style:font-style-complex="normal"/>
    </style:style>
    <style:style style:name="T51" style:family="text">
      <style:text-properties fo:font-style="normal" officeooo:rsid="0b60f49f" style:font-style-asian="normal" style:font-style-complex="normal"/>
    </style:style>
    <style:style style:name="T52" style:family="text">
      <style:text-properties fo:font-style="normal" officeooo:rsid="0b6e4683" style:font-style-asian="normal" style:font-style-complex="normal"/>
    </style:style>
    <style:style style:name="T53" style:family="text">
      <style:text-properties fo:font-style="normal" officeooo:rsid="0b875d22" style:font-style-asian="normal" style:font-style-complex="normal"/>
    </style:style>
    <style:style style:name="T54" style:family="text">
      <style:text-properties fo:font-style="normal" officeooo:rsid="0b881f17" style:font-style-asian="normal" style:font-style-complex="normal"/>
    </style:style>
    <style:style style:name="T55" style:family="text">
      <style:text-properties fo:font-style="normal" officeooo:rsid="0b89973f" style:font-style-asian="normal" style:font-style-complex="normal"/>
    </style:style>
    <style:style style:name="T56" style:family="text">
      <style:text-properties fo:font-style="normal" officeooo:rsid="0b8b3cdb" style:font-style-asian="normal" style:font-style-complex="normal"/>
    </style:style>
    <style:style style:name="T57" style:family="text">
      <style:text-properties fo:font-style="normal" officeooo:rsid="0b8e2915" style:font-style-asian="normal" style:font-style-complex="normal"/>
    </style:style>
    <style:style style:name="T58" style:family="text">
      <style:text-properties fo:font-style="normal" officeooo:rsid="0b8fa26b" style:font-style-asian="normal" style:font-style-complex="normal"/>
    </style:style>
    <style:style style:name="T59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91d5cc8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91e2ccc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9212475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974377b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975a842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b20a104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b226e2c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b23cbfe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b269db8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b332baa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b34ba1a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b466af4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b911adb" style:font-style-asian="normal" style:font-weight-asian="normal" style:font-style-complex="normal" style:font-weight-complex="normal"/>
    </style:style>
    <style:style style:name="T73" style:family="text">
      <style:text-properties fo:font-style="normal" style:text-underline-style="solid" style:text-underline-width="auto" style:text-underline-color="font-color" fo:font-weight="normal" officeooo:rsid="0b269db8" style:font-style-asian="normal" style:font-weight-asian="normal" style:font-style-complex="normal" style:font-weight-complex="normal"/>
    </style:style>
    <style:style style:name="T74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bold" officeooo:rsid="0716bceb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b6e4683" style:font-style-asian="normal" style:font-weight-asian="bold" style:font-style-complex="normal" style:font-weight-complex="bold"/>
    </style:style>
    <style:style style:name="T77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78" style:family="text">
      <style:text-properties fo:font-size="9pt" fo:font-style="normal" fo:font-weight="normal" officeooo:rsid="09210f4c" style:font-size-asian="9pt" style:font-style-asian="normal" style:font-weight-asian="normal" style:font-size-complex="9pt" style:font-style-complex="normal" style:font-weight-complex="normal"/>
    </style:style>
    <style:style style:name="T79" style:family="text">
      <style:text-properties fo:font-size="9pt" fo:font-style="normal" fo:font-weight="normal" officeooo:rsid="094af1ee" style:font-size-asian="9pt" style:font-style-asian="normal" style:font-weight-asian="normal" style:font-size-complex="9pt" style:font-style-complex="normal" style:font-weight-complex="normal"/>
    </style:style>
    <style:style style:name="T80" style:family="text">
      <style:text-properties fo:font-size="9pt" fo:font-style="normal" fo:font-weight="normal" officeooo:rsid="0b2a07be" style:font-size-asian="9pt" style:font-style-asian="normal" style:font-weight-asian="normal" style:font-size-complex="9pt" style:font-style-complex="normal" style:font-weight-complex="normal"/>
    </style:style>
    <style:style style:name="T81" style:family="text">
      <style:text-properties fo:font-size="9pt" fo:font-style="normal" fo:font-weight="normal" officeooo:rsid="0b2b5f13" style:font-size-asian="9pt" style:font-style-asian="normal" style:font-weight-asian="normal" style:font-size-complex="9pt" style:font-style-complex="normal" style:font-weight-complex="normal"/>
    </style:style>
    <style:style style:name="T82" style:family="text">
      <style:text-properties fo:font-size="9pt" fo:font-style="normal" fo:font-weight="normal" officeooo:rsid="0b2b94f3" style:font-size-asian="9pt" style:font-style-asian="normal" style:font-weight-asian="normal" style:font-size-complex="9pt" style:font-style-complex="normal" style:font-weight-complex="normal"/>
    </style:style>
    <style:style style:name="T83" style:family="text">
      <style:text-properties fo:font-size="9pt" fo:font-style="normal" fo:font-weight="normal" officeooo:rsid="0b2ff5f3" style:font-size-asian="9pt" style:font-style-asian="normal" style:font-weight-asian="normal" style:font-size-complex="9pt" style:font-style-complex="normal" style:font-weight-complex="normal"/>
    </style:style>
    <style:style style:name="T84" style:family="text">
      <style:text-properties fo:font-size="9pt" fo:font-style="normal" fo:font-weight="normal" officeooo:rsid="0b34dbd4" style:font-size-asian="9pt" style:font-style-asian="normal" style:font-weight-asian="normal" style:font-size-complex="9pt" style:font-style-complex="normal" style:font-weight-complex="normal"/>
    </style:style>
    <style:style style:name="T85" style:family="text">
      <style:text-properties fo:font-size="9pt" fo:font-style="normal" fo:font-weight="normal" officeooo:rsid="0b3a4458" style:font-size-asian="9pt" style:font-style-asian="normal" style:font-weight-asian="normal" style:font-size-complex="9pt" style:font-style-complex="normal" style:font-weight-complex="normal"/>
    </style:style>
    <style:style style:name="T86" style:family="text">
      <style:text-properties fo:font-size="9pt" fo:font-style="normal" fo:font-weight="normal" officeooo:rsid="0b3feedf" style:font-size-asian="9pt" style:font-style-asian="normal" style:font-weight-asian="normal" style:font-size-complex="9pt" style:font-style-complex="normal" style:font-weight-complex="normal"/>
    </style:style>
    <style:style style:name="T87" style:family="text">
      <style:text-properties fo:font-size="9pt" fo:font-style="normal" fo:font-weight="bold" officeooo:rsid="0716bceb" style:font-size-asian="9pt" style:font-style-asian="normal" style:font-weight-asian="bold" style:font-size-complex="9pt" style:font-style-complex="normal" style:font-weight-complex="bold"/>
    </style:style>
    <style:style style:name="T88" style:family="text">
      <style:text-properties fo:font-size="9pt" fo:font-style="italic" fo:font-weight="bold" officeooo:rsid="0b2b5f13" style:font-size-asian="9pt" style:font-style-asian="italic" style:font-weight-asian="bold" style:font-size-complex="9pt" style:font-style-complex="italic" style:font-weight-complex="bold"/>
    </style:style>
    <style:style style:name="T89" style:family="text">
      <style:text-properties fo:font-size="9pt" fo:font-style="italic" fo:font-weight="bold" officeooo:rsid="0b2a07be" style:font-size-asian="9pt" style:font-style-asian="italic" style:font-weight-asian="bold" style:font-size-complex="9pt" style:font-style-complex="italic" style:font-weight-complex="bold"/>
    </style:style>
    <style:style style:name="T90" style:family="text">
      <style:text-properties fo:font-size="9pt" fo:font-style="italic" fo:font-weight="bold" officeooo:rsid="091e3b50" style:font-size-asian="9pt" style:font-style-asian="italic" style:font-weight-asian="bold" style:font-size-complex="9pt" style:font-style-complex="italic" style:font-weight-complex="bold"/>
    </style:style>
    <style:style style:name="T91" style:family="text">
      <style:text-properties officeooo:rsid="0716bceb"/>
    </style:style>
    <style:style style:name="T92" style:family="text">
      <style:text-properties officeooo:rsid="077a6193"/>
    </style:style>
    <style:style style:name="T93" style:family="text">
      <style:text-properties officeooo:rsid="0b5b2403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officeooo:rsid="0b75183d" style:font-weight-asian="bold" style:font-weight-complex="bold"/>
    </style:style>
    <style:style style:name="T96" style:family="text">
      <style:text-properties fo:font-weight="bold" officeooo:rsid="0b7745dd" style:font-weight-asian="bold" style:font-weight-complex="bold"/>
    </style:style>
    <style:style style:name="T97" style:family="text">
      <style:text-properties fo:font-weight="bold" officeooo:rsid="0b6f056c" style:font-weight-asian="bold" style:font-weight-complex="bold"/>
    </style:style>
    <style:style style:name="T98" style:family="text">
      <style:text-properties fo:font-weight="bold" officeooo:rsid="0b27e453" style:font-weight-asian="bold" style:font-weight-complex="bold"/>
    </style:style>
    <style:style style:name="T99" style:family="text">
      <style:text-properties officeooo:rsid="0b6f056c"/>
    </style:style>
    <style:style style:name="T100" style:family="text">
      <style:text-properties officeooo:rsid="0b70ba90"/>
    </style:style>
    <style:style style:name="T101" style:family="text">
      <style:text-properties officeooo:rsid="0b71cb37"/>
    </style:style>
    <style:style style:name="T102" style:family="text">
      <style:text-properties officeooo:rsid="0b75183d"/>
    </style:style>
    <style:style style:name="T103" style:family="text">
      <style:text-properties style:text-underline-style="solid" style:text-underline-width="auto" style:text-underline-color="font-color" officeooo:rsid="0b766ae5"/>
    </style:style>
    <style:style style:name="T104" style:family="text">
      <style:text-properties style:text-underline-style="none" officeooo:rsid="0b766ae5"/>
    </style:style>
    <style:style style:name="T105" style:family="text">
      <style:text-properties officeooo:rsid="0b7745dd"/>
    </style:style>
    <style:style style:name="T106" style:family="text">
      <style:text-properties style:font-name="DejaVu Sans" fo:font-style="normal" fo:font-weight="bold" officeooo:rsid="12ab7841" style:font-style-asian="normal" style:font-weight-asian="bold" style:font-style-complex="normal" style:font-weight-complex="bold"/>
    </style:style>
    <style:style style:name="T107" style:family="text">
      <style:text-properties style:font-name="DejaVu Sans" fo:font-weight="bold" officeooo:rsid="12ab7841" style:font-weight-asian="bold" style:font-weight-complex="bold"/>
    </style:style>
    <style:style style:name="T108" style:family="text">
      <style:text-properties style:font-name="DejaVu Sans" fo:font-weight="normal" officeooo:rsid="0b96a682" style:font-weight-asian="normal" style:font-weight-complex="normal"/>
    </style:style>
    <style:style style:name="T109" style:family="text">
      <style:text-properties style:font-name="DejaVu Sans" officeooo:rsid="0b63a8f9"/>
    </style:style>
    <style:style style:name="T110" style:family="text">
      <style:text-properties style:font-name="DejaVu Sans" officeooo:rsid="0b96a68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ou channel your magic through your body using Hong Kong action-flick martial arts.</text:p>
      <text:h text:style-name="P25" text:outline-level="2">§ <text:span text:style-name="T93">Adept </text:span>Aptitudes</text:h>
      <text:p text:style-name="Standard"><text:span text:style-name="T4">●</text:span><text:span text:style-name="T92"> Kung Fu ○ ○ ○ ○</text:span><text:span text:style-name="T4"> </text:span><text:span text:style-name="T91">►</text:span><text:span text:style-name="T4"> </text:span><text:span text:style-name="T30">F</text:span><text:span text:style-name="T14">ight</text:span><text:span text:style-name="T28">ing</text:span><text:span text:style-name="T14"> </text:span><text:span text:style-name="T25">uncannily</text:span><text:span text:style-name="T18"> </text:span><text:span text:style-name="T10">with </text:span><text:span text:style-name="T22">empty</text:span><text:span text:style-name="T10"> fist and foot or with </text:span><text:span text:style-name="T15">your iconic weapon—</text:span><text:span text:style-name="T17">which might just be a specific body part</text:span><text:span text:style-name="T15">. </text:span><text:span text:style-name="T17">When you’re attacking </text:span><text:span text:style-name="T24">with </text:span><text:span text:style-name="T23">your</text:span><text:span text:style-name="T17"> body, you can choose to do </text:span><text:span text:style-name="T32">non-lethal </text:span><text:span text:style-name="T33">or life-threatening injuries. With your weapon, you can inflict deadly injuries.</text:span></text:p>
      <text:p text:style-name="P9"><text:span text:style-name="T109"><text:s text:c="23"/>⎧</text:span></text:p>
      <text:p text:style-name="P7"><text:span text:style-name="T108">Iconic Weapon:</text:span></text:p>
      <text:p text:style-name="P2"><text:s text:c="23"/>⎩</text:p>
      <text:p text:style-name="P3"><text:span text:style-name="T91">○ Chi Control ○ ○ ○</text:span><text:span text:style-name="T4"> </text:span><text:span text:style-name="T91">►</text:span><text:span text:style-name="T4"> </text:span><text:span text:style-name="T31">M</text:span><text:span text:style-name="T29">anipulating</text:span><text:span text:style-name="T16"> </text:span><text:span text:style-name="T7">the chi within you to affect your bod</text:span><text:span text:style-name="T8">ily processes</text:span><text:span text:style-name="T7"> and your spiritual presence.</text:span></text:p>
      <text:h text:style-name="P26" text:outline-level="2">§ <text:span text:style-name="T93">Adept </text:span>Moves</text:h>
      <text:p text:style-name="P4"><text:span text:style-name="T91">○ </text:span><text:span text:style-name="T47">Eyes of the Mantis</text:span><text:span text:style-name="T91"> ► </text:span><text:span text:style-name="T5">You simultaneously see in all directions around you, except directly behind your </text:span><text:span text:style-name="T9">head</text:span><text:span text:style-name="T5">. </text:span><text:span text:style-name="T6">You can individually track every </text:span><text:span text:style-name="T21">threat </text:span><text:span text:style-name="T6">you see </text:span><text:span text:style-name="T20">without moving your head or even your eyes.</text:span></text:p>
      <text:h text:style-name="P5" text:outline-level="1"/>
      <text:h text:style-name="P5" text:outline-level="1"><text:span text:style-name="T91">○ </text:span><text:span text:style-name="T35">What wires?</text:span><text:span text:style-name="T91"> ►</text:span><text:span text:style-name="T4"> </text:span><text:span text:style-name="T11">You jump really high, </text:span><text:span text:style-name="T19">can </text:span><text:span text:style-name="T11">kick off the scenery to go even higher, and </text:span><text:span text:style-name="T27">float gracefully back to the ground.</text:span></text:h>
      <text:h text:style-name="P5" text:outline-level="1"><text:span text:style-name="T27"/></text:h>
      <text:h text:style-name="P20" text:outline-level="1"><text:span text:style-name="T98">○ </text:span><text:span text:style-name="T43">Soar o</text:span><text:span text:style-name="T42">n green bamboo</text:span><text:span text:style-name="T38"> </text:span><text:span text:style-name="T27">► </text:span><text:span text:style-name="T101">For just the barest moment, you stand and fight on an opponent’s weapon, the collapsing scenery, a tapestry, or some other infirm support.</text:span></text:h>
      <text:h text:style-name="P8" text:outline-level="1"/>
      <text:h text:style-name="P22" text:outline-level="1"><text:span text:style-name="T75">○ </text:span><text:span text:style-name="T39">Kame</text:span><text:span text:style-name="T41">do</text:span><text:span text:style-name="T39">ken!</text:span><text:span text:style-name="T47"> ► </text:span><text:span text:style-name="T50">You fire a concentrated blast of weaponized chi </text:span><text:span text:style-name="T52">from your palms. </text:span><text:span text:style-name="T53">It’</text:span><text:span text:style-name="T54">s </text:span><text:span text:style-name="T56">fastpitch</text:span><text:span text:style-name="T54"> fast, and </text:span><text:span text:style-name="T57">travels</text:span><text:span text:style-name="T54"> </text:span><text:span text:style-name="T55">about </text:span><text:span text:style-name="T53">10m</text:span><text:span text:style-name="T50">.</text:span><text:span text:style-name="T51"> </text:span><text:span text:style-name="T52">For </text:span><text:span text:style-name="T53">most</text:span><text:span text:style-name="T52"> purposes this counts as an attack with your iconic weapon, but instead of </text:span><text:span text:style-name="T58">K</text:span><text:span text:style-name="T52">ung </text:span><text:span text:style-name="T58">F</text:span><text:span text:style-name="T52">u, </text:span><text:span text:style-name="T76">⊞</text:span><text:span text:style-name="T106">⌊</text:span><text:span text:style-name="T76">Chi Control</text:span><text:span text:style-name="T106">⌋</text:span><text:span text:style-name="T52">.</text:span></text:h>
      <text:h text:style-name="P8" text:outline-level="1"/>
      <text:h text:style-name="P6" text:outline-level="1"><text:span text:style-name="T91">○ </text:span><text:span text:style-name="T47">Body of Iron</text:span><text:span text:style-name="T91"> ►</text:span><text:span text:style-name="T4"> </text:span><text:span text:style-name="T12">You reinforce </text:span><text:span text:style-name="T13">your body</text:span><text:span text:style-name="T12"> with </text:span><text:span text:style-name="T26">conditioning and </text:span><text:span text:style-name="T13">your </text:span><text:span text:style-name="T12">spirit. </text:span><text:span text:style-name="T63">You </text:span><text:span text:style-name="T66">permanently </text:span><text:span text:style-name="T63">get </text:span><text:span text:style-name="T64">rank 2 of ⌞Health</text:span><text:span text:style-name="T74">⌝</text:span><text:span text:style-name="T64">.</text:span></text:h>
      <text:h text:style-name="P10" text:outline-level="1"/>
      <text:h text:style-name="P11" text:outline-level="1"><text:span text:style-name="T47">○ </text:span><text:span text:style-name="T36">With a fucking pencil!</text:span><text:span text:style-name="T47"> ►</text:span><text:span text:style-name="T59"> </text:span><text:span text:style-name="T67">You grab an object close at hand. </text:span><text:span text:style-name="T68">Y</text:span><text:span text:style-name="T67">ou can use that object as if it were your iconic weapon </text:span><text:span text:style-name="T72">to </text:span><text:span text:style-name="T46">⌞make a story move⌝</text:span><text:span text:style-name="T68">—after which the object is </text:span><text:span text:style-name="T73">irretrievably</text:span><text:span text:style-name="T68"> lost or broken.</text:span></text:h>
      <text:h text:style-name="P14" text:outline-level="1"/>
      <text:h text:style-name="P12" text:outline-level="1"><text:span text:style-name="T47">○ </text:span><text:span text:style-name="T49">Drunken Master</text:span><text:span text:style-name="T47"> ►</text:span><text:span text:style-name="T59"> </text:span><text:span text:style-name="T65">Ignore any mental status while using kung fu to </text:span><text:span text:style-name="T44">⌞</text:span><text:span text:style-name="T45">make a story move</text:span><text:span text:style-name="T44">⌝</text:span><text:span text:style-name="T65">.</text:span></text:h>
      <text:h text:style-name="P15" text:outline-level="1"/>
      <text:h text:style-name="P13" text:outline-level="1"><text:span text:style-name="T47">○ </text:span><text:span text:style-name="T48">Fists of Steel</text:span><text:span text:style-name="T47"> ►</text:span><text:span text:style-name="T59"> </text:span><text:span text:style-name="T60">When </text:span><text:span text:style-name="T62">striking</text:span><text:span text:style-name="T60"> </text:span><text:span text:style-name="T61">with hand or foot </text:span><text:span text:style-name="T62">to </text:span><text:span text:style-name="T44">⌞</text:span><text:span text:style-name="T45">make a story move</text:span><text:span text:style-name="T44">⌝</text:span><text:span text:style-name="T60">, </text:span><text:span text:style-name="T70">the target’s material or composition can’t make you get ⌞</text:span><text:span text:style-name="T69">No Effect</text:span><text:span text:style-name="T74">⌝</text:span><text:span text:style-name="T69">.</text:span></text:h>
      <text:h text:style-name="P16" text:outline-level="1"/>
      <text:h text:style-name="P23" text:outline-level="1"><text:span text:style-name="T87">○ </text:span><text:span text:style-name="T88">Down your pants</text:span><text:span text:style-name="T89">?</text:span><text:span text:style-name="T77"> ► </text:span><text:span text:style-name="T80">Any instant nobody’s looking at you, you </text:span><text:span text:style-name="T81">either stash your iconic weapon seemingly “nowhere”; or you retrieve the weapon you previously stashed. </text:span><text:span text:style-name="T82">You can only stash your iconic weapon, </text:span><text:span text:style-name="T83">and only if it’s </text:span><text:span text:style-name="T86">inanimate.</text:span></text:h>
      <text:h text:style-name="P17" text:outline-level="1"/>
      <text:h text:style-name="P18" text:outline-level="1"><text:span text:style-name="T94">○ </text:span><text:span text:style-name="T97">The bigger they are...</text:span> ► <text:span text:style-name="T99">So long as your feet are planted firmly, you can throw an opponent many times larger than yourself.</text:span></text:h>
      <text:h text:style-name="P17" text:outline-level="1"/>
      <text:h text:style-name="P18" text:outline-level="1"><text:span text:style-name="T94">○ </text:span><text:span text:style-name="T40">Get over here!</text:span> ► <text:span text:style-name="T100">So long as there’s a clear, straight path back to you, your iconic weapon will fly back into your hands whenever you will it—potentially dragging an opponent with it.</text:span></text:h>
      <text:h text:style-name="P18" text:outline-level="1"/>
      <text:h text:style-name="P19" text:outline-level="1"><text:span text:style-name="T94">○ </text:span><text:span text:style-name="T96">You’re gonna need more guys</text:span> ► <text:span text:style-name="T105">You can handle several opponents as easily as you could the strongest of them alone.</text:span></text:h>
      <text:h text:style-name="P18" text:outline-level="1"/>
      <text:h text:style-name="P21" text:outline-level="1"><text:span text:style-name="T94">○ </text:span><text:span text:style-name="T42">Let’s take this outside</text:span> ► <text:span text:style-name="T102">As an opponent throws the first blow, </text:span><text:span text:style-name="T95">⊞</text:span><text:span text:style-name="T107">⌊</text:span><text:span text:style-name="T95">Kung Fu</text:span><text:span text:style-name="T107">⌋</text:span><text:span text:style-name="T102"> to </text:span><text:span text:style-name="T37">⌞un-ass the area⌝</text:span><text:span text:style-name="T102">. If you </text:span><text:span text:style-name="T95">🡕🡒🡖</text:span><text:span text:style-name="T102">, you throw both yourself </text:span><text:span text:style-name="T103">and</text:span><text:span text:style-name="T104"> your opponent somewhere nearby but deserted.</text:span></text:h>
      <text:h text:style-name="P17" text:outline-level="1"/>
      <text:h text:style-name="P24" text:outline-level="1"><text:span text:style-name="T87">○ </text:span><text:span text:style-name="T90">Catch a bullet</text:span><text:span text:style-name="T77"> ► </text:span><text:span text:style-name="T78">You </text:span><text:span text:style-name="T84">catch</text:span><text:span text:style-name="T78"> </text:span><text:span text:style-name="T79">or deflect </text:span><text:span text:style-name="T78">a bullet or other projectile </text:span><text:span text:style-name="T79">with your body or iconic weapon. </text:span><text:span text:style-name="T85">You can only deal with one projectile at a time.</text:span></text:h>
      <text:h text:style-name="P24" text:outline-level="1"><text:span text:style-name="T85"/></text:h>
      <text:h text:style-name="P24" text:outline-level="1"><text:span text:style-name="T85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9pt" fo:font-weight="bold" officeooo:rsid="0709a4aa" style:font-size-asian="9pt" style:font-weight-asian="bold" style:font-size-complex="9pt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1f6da3" officeooo:paragraph-rsid="0b1f6da3" style:font-size-asian="16pt" style:font-size-complex="16pt"/>
    </style:style>
    <style:style style:name="MT1" style:family="text">
      <style:text-properties officeooo:rsid="0b572d5c"/>
    </style:style>
    <style:style style:name="MT2" style:family="text">
      <style:text-properties officeooo:rsid="0b207c54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dept</text:span> <text:span text:style-name="MT2">Playboo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09T07:08:21.571613074</dc:date>
    <meta:editing-duration>P17DT3H15M57S</meta:editing-duration>
    <meta:editing-cycles>2612</meta:editing-cycles>
    <meta:generator>LibreOffice/6.0.7.3$Linux_X86_64 LibreOffice_project/00m0$Build-3</meta:generator>
    <meta:print-date>2021-12-02T16:46:16.383872038</meta:print-date>
    <meta:document-statistic meta:table-count="0" meta:image-count="0" meta:object-count="0" meta:page-count="1" meta:paragraph-count="23" meta:word-count="512" meta:character-count="2836" meta:non-whitespace-character-count="2304"/>
  </office:meta>
</office:document-meta>
</file>